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iscussion and Findings</text:p>
      <text:p text:style-name="Normal">Research covered in this paper highlighted the applicable benefits of AR technology in multiple fields. My research also led me to the potential benefits of AR in education and applicable examples although research for AR in academic and learning space is limited (Ref # here). However, the profound benefits cannot be ignored. As mentioned by (Ref # here and Ref # and Ref #), AR has the potential to spark an interest in young learners through motivation and enhance learning through interactions.</text:p>
      <text:p text:style-name="Normal"/>
      <text:p text:style-name="Normal">Additionally, considering that I would be creating a solution that was akin to the software package, I reviewed studies around design principles and methodologies that informed my design decision from a technical perspective. This allowed me to pursue the use of an agile method to oversee the overall design approach, providing me with the right means to test new and key features of my prototype while progressing with the design.</text:p>
      <text:p text:style-name="Normal"/>
      <text:p text:style-name="Normal">Drawing inspiration from an AR math application by Burgess Jeffery (link here) a math teacher, I began planning how I would improve on what was available. While his app gave an AR visualization of a math problem, there were aspects of it I<text:s/>noticed<text:s/>that<text:s/>could be improved on for more engagement. Firstly, the visuals used in his system still appeared abstract, to say the least. Secondly, his application scale was as big as a room requiring the user to stand and move about to get better views of the visuals and lastly, users were stuck looking at a single visual without any further information or interactions. Taking these into account, my<text:s/>design<text:s/>utilised more detailed visuals, employing low-poly 3D models to represent the actual items enlisted in the math problem and biology<text:s/>content<text:s/>(see Appendix A and B). Applying design principles at this stage, I used the gradient texturing technique for appealing visuals which produced the desired result of awe from users during the test phase. Deciding to go with a low-poly approach aided in the performance, there was no recorded lag or sluggishness during user testing. Secondly, using a marker system constrained the scale of the visuals to a manageable scale<text:s/>–<text:s/>removing the need for a physical change of location. Also, the inclusion of interactivity allowed users to get a better view from all possible angles while fostering experimentation and discovery.</text:p>
      <text:p text:style-name="Normal"/>
      <text:p text:style-name="Normal">While great care and attention was given towards the visuals,<text:s/>interactions,<text:s/>and overall app performance some key aspects which would have flowed towards answering the research question were overlooked. Firstly, an in-app onboarding experience, demonstrating how users would interact and use the application and marker would have been beneficial to the overall user testing experience. Its absence resulted in each user having to be taught how to use it, which became tedious especially when there were multiple testers at a single time. A feature which would be seriously taken into consideration for future projects. But most importantly, there was not a real laid-out means to test the learning value of the application. While users were attracted by visuals and engaged through interaction and exploration, there was not a demonstrated increase in<text:s/>learning,<text:s/>or any new learning discovery assisted by the application. From my perspective, the prototype addressed my research question of,<text:s/>‘engaging learner<text:s/>–<text:s/>with compelling visuals accompanied with interactions’<text:s/>while not resolving<text:s/>‘learning complex abstract subjects’. This limitation became a learning point for me, which demonstrated that the improvement of the learning process goes beyond compelling visuals but requires a deeper integration of AR as part of learning and discovery itself to attain the point of actual learning enhancement. Also, while this was a personal project, it must be noted that a robust team of experts is required to achieve the desired outcome, such as a teacher or educator<text:s/>–<text:s/>with an understanding of teaching and what would be needed in the application to aid students with learning. Furthermore, teachers would be crucial in ensuring that the visuals are accurate for visual representation as noted during the user testing. Finally, early user testing during development would be beneficial in spotting and addressing these limitations and leading to a more user-friendly build.</text:p>
      <text:p text:style-name="Normal"/>
      <text:p text:style-name="Normal">Despite this though, ARe still offers a fun way to engage with academic content through visuals and interactions. Future<text:s/>development<text:s/>would now focus on more learning usefuln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ghu Aiyewa (Student)</dc:creator>
    <meta:creation-date>2023-12-18T03:24:00Z</meta:creation-date>
    <dc:date>2023-12-18T19:56:00Z</dc:date>
    <meta:template xlink:href="Normal" xlink:type="simple"/>
    <meta:editing-cycles>13</meta:editing-cycles>
    <meta:editing-duration>PT6360S</meta:editing-duration>
    <meta:user-defined meta:name="GrammarlyDocumentId">28cb6ae3229847508aa731e3e245adddbbdaa256a7391518ee3668c1d3458b26</meta:user-defined>
    <meta:document-statistic meta:page-count="2" meta:paragraph-count="6" meta:word-count="720" meta:character-count="4510" meta:row-count="51" meta:non-whitespace-character-count="3798"/>
  </office:meta>
</office:document-meta>
</file>